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104in" fo:margin-left="-0.5035in" table:align="left" style:writing-mode="lr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138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622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 style:list-style-name="WW8Num1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 style:list-style-name="WW8Num2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 style:master-page-name="Standard">
      <style:paragraph-properties fo:margin-left="-0.3752in" fo:margin-right="0in" fo:text-indent="0.3752in" style:auto-text-indent="false" style:page-number="auto"/>
    </style:style>
    <style:style style:name="P7" style:family="paragraph" style:parent-style-name="Standard">
      <style:paragraph-properties fo:margin-left="-0.5in" fo:margin-right="0in" fo:text-indent="0in" style:auto-text-indent="false"/>
    </style:style>
    <style:style style:name="P8" style:family="paragraph" style:parent-style-name="Standard">
      <style:paragraph-properties fo:margin-left="-0.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left="-0.5in" fo:margin-right="0in" fo:text-indent="0in" style:auto-text-indent="false"/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style:font-name-complex="Ari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71in" fo:padding-right="0.1071in" fo:padding-top="0.0571in" fo:padding-bottom="0.0571in" fo:border="0.0138in solid #000000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</text:span><text:span text:style-name="T1">eparation for Geography Graduate Studies</text:span></text:p>
      <text:p text:style-name="P1"><draw:ellipse text:anchor-type="paragraph" draw:z-index="3" draw:style-name="gr2" draw:text-style-name="P11" svg:width="0.3858in" svg:height="0.2197in" svg:x="3.6374in" svg:y="0.161in"><text:p/></draw:ellipse></text:p>
      <text:p text:style-name="P7"><text:span text:style-name="T2">Name:­­­­ <text:s text:c="5"/></text:span><text:span text:style-name="T3"><text:tab/>Alex Mandel<text:tab/></text:span><text:span text:style-name="T2"><text:tab/>Degree Objective: <text:s/>MA <text:s text:c="2"/>or Ph.D.</text:span></text:p>
      <text:p text:style-name="P8"/>
      <text:p text:style-name="P8">B.A. from: <text:span text:style-name="T6">University of California, Davis</text:span> <text:s/>Major: <text:s/><text:span text:style-name="T6">Wildlife, Fish &amp; Conservation Biology</text:span> <text:s/>Date: <text:s/><text:span text:style-name="T6">Dec 2003</text:span></text:p>
      <text:p text:style-name="P8"/>
      <text:p text:style-name="P8">M.A. from: <text:s text:c="3"/>______________________________ <text:s/>Major: <text:s/>________________________ <text:s/>Date: _____________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  <text:p text:style-name="P2">Deficiency Area</text:p>
          </table:table-cell>
          <table:table-cell table:style-name="Table1.A1" office:value-type="string">
            <text:p text:style-name="P3"/>
            <text:p text:style-name="P2">Completion Equivalent</text:p>
          </table:table-cell>
          <table:table-cell table:style-name="Table1.A1" office:value-type="string">
            <text:p text:style-name="P3">Term</text:p>
            <text:p text:style-name="P2">Completed</text:p>
          </table:table-cell>
          <table:table-cell table:style-name="Table1.A1" office:value-type="string">
            <text:p text:style-name="P3">Qtr. </text:p>
            <text:p text:style-name="P2">Units</text:p>
          </table:table-cell>
          <table:table-cell table:style-name="Table1.E1" office:value-type="string">
            <text:p text:style-name="P3"/>
            <text:p text:style-name="P2">Grade</text:p>
          </table:table-cell>
        </table:table-row>
        <table:table-row table:style-name="Table1.1">
          <table:table-cell table:style-name="Table1.A1" office:value-type="string">
            <text:p text:style-name="P3">One course in human geography</text:p>
          </table:table-cell>
          <table:table-cell table:style-name="Table1.A1" office:value-type="string">
            <text:p text:style-name="P3">LDA 204</text:p>
          </table:table-cell>
          <table:table-cell table:style-name="Table1.A1" office:value-type="string">
            <text:p text:style-name="P3">Fall 2007</text:p>
          </table:table-cell>
          <table:table-cell table:style-name="Table1.A1" office:value-type="string">
            <text:p text:style-name="P3">4</text:p>
          </table:table-cell>
          <table:table-cell table:style-name="Table1.E1" office:value-type="string">
            <text:p text:style-name="P3">A-</text:p>
          </table:table-cell>
        </table:table-row>
        <table:table-row table:style-name="Table1.1">
          <table:table-cell table:style-name="Table1.A1" office:value-type="string">
            <text:p text:style-name="P3">One course in physical geography</text:p>
          </table:table-cell>
          <table:table-cell table:style-name="Table1.A1" office:value-type="string">
            <text:p text:style-name="P3">GEL 134</text:p>
          </table:table-cell>
          <table:table-cell table:style-name="Table1.A1" office:value-type="string">
            <text:p text:style-name="P3">Winter 2005/2006?</text:p>
          </table:table-cell>
          <table:table-cell table:style-name="Table1.A1" office:value-type="string">
            <text:p text:style-name="P3">4</text:p>
          </table:table-cell>
          <table:table-cell table:style-name="Table1.E1" office:value-type="string">
            <text:p text:style-name="P3">A?</text:p>
          </table:table-cell>
        </table:table-row>
        <table:table-row table:style-name="Table1.1">
          <table:table-cell table:style-name="Table1.A1" office:value-type="string">
            <text:p text:style-name="P3">One course in geographic methods</text:p>
          </table:table-cell>
          <table:table-cell table:style-name="Table1.A1" office:value-type="string">
            <text:p text:style-name="P3">ABT 180</text:p>
          </table:table-cell>
          <table:table-cell table:style-name="Table1.A1" office:value-type="string">
            <text:p text:style-name="P3">Fall 2001</text:p>
          </table:table-cell>
          <table:table-cell table:style-name="Table1.A1" office:value-type="string">
            <text:p text:style-name="P3">5</text:p>
          </table:table-cell>
          <table:table-cell table:style-name="Table1.E1" office:value-type="string">
            <text:p text:style-name="P3">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<text:s text:c="22"/>Total:</text:p>
          </table:table-cell>
          <table:table-cell table:style-name="Table1.A1" office:value-type="string">
            <text:p text:style-name="P3">13</text:p>
          </table:table-cell>
          <table:table-cell table:style-name="Table1.E8" office:value-type="string">
            <text:p text:style-name="P3"/>
          </table:table-cell>
        </table:table-row>
      </table:table>
      <text:p text:style-name="P8"><text:tab/><text:tab/><text:tab/><text:tab/><text:tab/><text:tab/><text:tab/><text:tab/><text:tab/> <text:s text:c="16"/><text:tab/><text:tab/></text:p>
      <text:p text:style-name="P8"><text:s text:c="2"/></text:p>
      <text:p text:style-name="P8">M.A. Student’s Major Professor</text:p>
      <text:p text:style-name="P8"/>
      <text:list xml:id="list790196996" text:style-name="WW8Num1">
        <text:list-item>
          <text:p text:style-name="P4">__________________________________________ <text:s text:c="5"/>__________________________________________</text:p>
        </text:list-item>
      </text:list>
      <text:p text:style-name="P8"><text:s text:c="9"/>GGG Faculty Name<text:tab/><text:tab/><text:tab/><text:tab/> <text:s text:c="13"/>Faculty Signature <text:s text:c="34"/>(Date)</text:p>
      <text:p text:style-name="P8"/>
      <text:p text:style-name="P8">Ph.D. Student’s Guidance Committee:</text:p>
      <text:p text:style-name="P8"/>
      <text:list xml:id="list896799006" text:style-name="WW8Num2">
        <text:list-item>
          <text:p text:style-name="P5">____________________________________________ <text:s/>__________________________________________</text:p>
        </text:list-item>
      </text:list>
      <text:p text:style-name="P8"/>
      <text:list xml:id="list765316457" text:continue-numbering="true" text:style-name="WW8Num2">
        <text:list-item>
          <text:p text:style-name="P5">____________________________________________ <text:s/>__________________________________________</text:p>
        </text:list-item>
      </text:list>
      <text:p text:style-name="P8"/>
      <text:list xml:id="list2132371843" text:continue-numbering="true" text:style-name="WW8Num2">
        <text:list-item>
          <text:p text:style-name="P5">____________________________________________ <text:s/>__________________________________________</text:p>
        </text:list-item>
      </text:list>
      <text:p text:style-name="P8"><text:s text:c="9"/>GGG Faculty Name<text:tab/><text:tab/><text:tab/><text:tab/> <text:s text:c="14"/>Faculty Signature <text:s text:c="33"/>(Date)</text:p>
      <text:p text:style-name="P8"/>
      <text:p text:style-name="P8"><text:s text:c="7"/>____________________________________________</text:p>
      <text:p text:style-name="P8"><text:s text:c="9"/>Approval by Graduate Group Adviser <text:s text:c="11"/>(Date)</text:p>
      <text:p text:style-name="P9"><draw:custom-shape text:anchor-type="char" draw:z-index="1" draw:style-name="gr1" draw:text-style-name="P10" svg:width="0.2504in" svg:height="0.2504in" svg:x="1.3752in" svg:y="0.0953in"><text:p/><draw:enhanced-geometry svg:viewBox="0 0 21600 21600" draw:type="rectangle" draw:enhanced-path="M 0 0 L 21600 0 21600 21600 0 21600 0 0 Z N"/></draw:custom-shape><draw:custom-shape text:anchor-type="char" draw:z-index="0" draw:style-name="gr1" draw:text-style-name="P10" svg:width="0.2504in" svg:height="0.2504in" svg:x="0.1252in" svg:y="0.0953in"><text:p/><draw:enhanced-geometry svg:viewBox="0 0 21600 21600" draw:type="rectangle" draw:enhanced-path="M 0 0 L 21600 0 21600 21600 0 21600 0 0 Z N"/></draw:custom-shape></text:p>
      <text:p text:style-name="P7"><text:span text:style-name="T2"><text:s text:c="2"/>Original: <text:s text:c="15"/>Revision#: <text:s text:c="8"/>Please indicate changes below and attach previous undergraduate <text:tab/><text:tab/><text:tab/><text:tab/><text:tab/><text:tab/> <text:s text:c="4"/>preparation agreements.</text:span></text:p>
      <text:p text:style-name="P9"><draw:frame draw:style-name="fr1" draw:name="Frame1" text:anchor-type="char" svg:x="-0.3854in" svg:y="0.1055in" svg:width="6.6457in" svg:height="1.0209in" draw:z-index="2"><draw:text-box><text:p text:style-name="Standard"><text:span text:style-name="T5">Comments:<text:tab/></text:span></text:p></draw:text-box></draw:frame></text:p>
      <text:p text:style-name="P8"/>
      <text:p text:style-name="P8"><text:s text:c="2"/></text:p>
      <text:p text:style-name="P2"><text:tab/><text:tab/><text:tab/><text:tab/><text:tab/></text:p>
      <text:p text:style-name="P2"/>
      <text:p text:style-name="P2"/>
      <text:p text:style-name="P2"/>
      <text:p text:style-name="P2"/>
      <text:p text:style-name="P8">Students without prior degrees in geography should expect to be required to complete additional courses or readings, beyond the above requirements, to overcome deficiencies in geographic theory and methods. <text:s/>These Deficiencies should be determined within the first year of the program by the Graduate Adviser, in consultation <text:soft-page-break/>with the student and another GGG faculty member, usually the Chair of the student’s thesis or examination committee. <text:s/>Generally, a student with an undergraduate degree in a closely-allied field can expect to complete the rough equivalent of a minor in geography, consisting of one course each in human geography, physical geography, and geographic methods, plus an additional 9 units of geographic coursework. <text:s/>For Ph.D. students, the student’s guidance committee must certify definition of this requir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eparation for Geography Graduate Studies</dc:title>
    <meta:initial-creator>lda</meta:initial-creator>
    <meta:creation-date>2009-11-09T16:06:00</meta:creation-date>
    <dc:creator>Alex Mandel</dc:creator>
    <dc:date>2011-12-27T17:10:29</dc:date>
    <meta:editing-cycles>4</meta:editing-cycles>
    <meta:editing-duration>PT21M17S</meta:editing-duration>
    <meta:generator>LibreOffice/3.3$Unix LibreOffice_project/330m19$Build-401</meta:generator>
    <meta:document-statistic meta:table-count="1" meta:image-count="0" meta:object-count="0" meta:page-count="2" meta:paragraph-count="45" meta:word-count="257" meta:character-count="2325"/>
    <meta:user-defined meta:name="Info 1"/>
    <meta:user-defined meta:name="Info 2"/>
    <meta:user-defined meta:name="Info 3"/>
    <meta:user-defined meta:name="Info 4"/>
  </office:meta>
</office:document-meta>
</file>